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0000001E5B0A5F69E.png" manifest:media-type="image/png"/>
  <manifest:file-entry manifest:full-path="Pictures/10000201000001B0000001E510BCDE0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4.485cm" svg:height="1.073cm" svg:x="6.071cm" svg:y="2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5.47cm" svg:height="6.142cm" svg:x="0.318cm" svg:y="0.085cm">
          <draw:image xlink:href="Pictures/10000201000001B0000001E510BCDE0D.png" xlink:type="simple" xlink:show="embed" xlink:actuate="onLoad">
            <text:p/>
          </draw:image>
        </draw:frame>
        <draw:frame draw:style-name="gr2" draw:text-style-name="P1" draw:layer="layout" svg:width="5.47cm" svg:height="6.141cm" svg:x="10.848cm" svg:y="0.086cm">
          <draw:image xlink:href="Pictures/10000201000001B0000001E5B0A5F6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3-09T12:06:52.111197173</dc:date>
    <dc:creator>Mitsuaki Kawamura</dc:creator>
    <meta:editing-duration>PT14M23S</meta:editing-duration>
    <meta:editing-cycles>5</meta:editing-cycles>
    <meta:generator>LibreOffice/4.2.7.2$Linux_X86_64 LibreOffice_project/420m0$Build-2</meta:generator>
    <meta:document-statistic meta:object-count="3"/>
  </office:meta>
</office:document-meta>
</file>